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1.725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6T11:47:08.48">
            <text:p>2019/11/26 11:4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6T11:47:08.64">
            <text:p>2019/11/26 11:4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0">
            <text:p>9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t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em=s1:s2;p1;s3 / N+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2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,t.120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.n,tune=DADGAD,em=1p;s1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,rev,em=s1;p1 </text:p>
          </table:table-cell>
          <table:table-cell table:style-name="ce49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8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9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ADGAD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6" office:value-type="string">
            <text:p>3-notes;4-notes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D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56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47:06.38">
            <text:p>2019/11/26 11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9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50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1cm" draw:caption-point-x="-1.353cm" draw:caption-point-y="2.5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47:09.69">
            <text:p>2019/11/26 11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8cm" draw:caption-point-x="-1.353cm" draw:caption-point-y="2.3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6T11:47:09.87">
            <text:p>2019/11/26 11:4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9)">
            <text:p>sn(39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0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0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0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0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0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4">
            <text:p>14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0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0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0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0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0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0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0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0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10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2.486cm" draw:caption-point-x="-0.672cm" draw:caption-point-y="0.238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38">
            <text:p>3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2019-11-24_16-11-18_000.mov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26T11:37:25.6">
            <text:p>2019/11/26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office:value-type="float" office:value="39">
            <text:p>3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2019-11-24_16-11-18_000.mov</text:p>
          </table:table-cell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26T11:38:10.28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47:10">
            <text:p>2019/11/26 11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0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3.926cm" draw:caption-point-x="-1.353cm" draw:caption-point-y="2.33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47:10.1">
            <text:p>2019/11/26 11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8cm" draw:caption-point-x="-1.353cm" draw:caption-point-y="2.3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2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6T11:47:10.21">
            <text:p>2019/11/26 11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8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8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2019/11/26</text:date>, <text:time>11:47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6T11:47:07.48</dc:date>
    <dc:creator>iwabuchi ken</dc:creator>
    <meta:editing-duration>P4DT7H27M7S</meta:editing-duration>
    <meta:editing-cycles>438</meta:editing-cycles>
    <meta:generator>OpenOffice/4.1.3$Win32 OpenOffice.org_project/413m1$Build-9783</meta:generator>
    <meta:document-statistic meta:table-count="8" meta:cell-count="7357" meta:object-count="0"/>
    <meta:user-defined meta:name="sheets-banding"/>
    <meta:user-defined meta:name="sheets-original-selection"/>
  </office:meta>
</office:document-meta>
</file>